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wkPattern.AwkPattern( String expression , SyntaxTree tre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AwkPattern.ge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wkPattern._createNewState( int current , int token , int [ ] tstateArra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FAState.DFAState( BitSet s , int 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wkPattern._getStateArray( int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wkPattern.get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